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da" fo:country="DK"/>
    </style:style>
    <style:style style:name="P5" style:parent-style-name="Standard" style:family="paragraph">
      <style:text-properties fo:language="da" fo:country="DK"/>
    </style:style>
    <style:style style:name="P6" style:parent-style-name="Standard" style:family="paragraph">
      <style:text-properties fo:language="da" fo:country="DK"/>
    </style:style>
    <style:style style:name="P7" style:parent-style-name="Standard" style:list-style-name="LFO1" style:family="paragraph">
      <style:text-properties fo:language="da" fo:country="DK"/>
    </style:style>
    <style:style style:name="P8" style:parent-style-name="Standard" style:list-style-name="LFO2" style:family="paragraph"/>
    <style:style style:name="T9" style:parent-style-name="Standardskrifttypeiafsnit" style:family="text">
      <style:text-properties style:font-name-complex="Times New Roman" fo:language="da" fo:country="DK"/>
    </style:style>
    <style:style style:name="T10" style:parent-style-name="Standardskrifttypeiafsnit" style:family="text">
      <style:text-properties style:font-name-complex="Times New Roman" fo:language="da" fo:country="DK"/>
    </style:style>
    <style:style style:name="P11" style:parent-style-name="Standard" style:list-style-name="LFO2" style:family="paragraph"/>
    <style:style style:name="T12" style:parent-style-name="Standardskrifttypeiafsnit" style:family="text">
      <style:text-properties style:font-name-complex="Times New Roman" fo:language="da" fo:country="DK"/>
    </style:style>
    <style:style style:name="P13" style:parent-style-name="Standard" style:list-style-name="LFO2" style:family="paragraph">
      <style:text-properties style:font-name-complex="Times New Roman" fo:language="da" fo:country="DK"/>
    </style:style>
    <style:style style:name="P14" style:parent-style-name="Standard" style:list-style-name="LFO2" style:family="paragraph">
      <style:text-properties style:font-name-complex="Times New Roman" fo:language="da" fo:country="DK"/>
    </style:style>
    <style:style style:name="P15" style:parent-style-name="Standard" style:list-style-name="LFO2" style:family="paragraph">
      <style:text-properties style:font-name-complex="Times New Roman" fo:language="da" fo:country="DK"/>
    </style:style>
    <style:style style:name="P16" style:parent-style-name="Standard" style:list-style-name="LFO2" style:family="paragraph">
      <style:text-properties style:font-name-complex="Times New Roman" fo:language="da" fo:country="DK"/>
    </style:style>
    <style:style style:name="P17" style:parent-style-name="Standard" style:family="paragraph">
      <style:text-properties style:font-name-complex="Times New Roman" fo:language="da" fo:country="DK"/>
    </style:style>
    <style:style style:name="P18" style:parent-style-name="Standard" style:list-style-name="LFO1" style:family="paragraph">
      <style:text-properties style:font-name-complex="Times New Roman" fo:language="da" fo:country="DK"/>
    </style:style>
    <style:style style:name="P19" style:parent-style-name="Standard" style:list-style-name="LFO1" style:family="paragraph">
      <style:text-properties style:font-name-complex="Times New Roman" fo:language="da" fo:country="DK"/>
    </style:style>
    <style:style style:name="P20" style:parent-style-name="Standard" style:list-style-name="LFO1" style:family="paragraph">
      <style:text-properties style:font-name-complex="Times New Roman" fo:language="da" fo:country="DK"/>
    </style:style>
    <style:style style:name="P21" style:parent-style-name="Standard" style:list-style-name="LFO1" style:family="paragraph">
      <style:text-properties style:font-name-complex="Times New Roman" fo:language="da" fo:country="DK"/>
    </style:style>
    <style:style style:name="P22" style:parent-style-name="Standard" style:list-style-name="LFO1" style:family="paragraph">
      <style:text-properties style:font-name-complex="Times New Roman" fo:language="da" fo:country="DK"/>
    </style:style>
    <style:style style:name="P23" style:parent-style-name="Standard" style:list-style-name="LFO1" style:family="paragraph">
      <style:text-properties style:font-name-complex="Times New Roman" fo:language="da" fo:country="DK"/>
    </style:style>
    <style:style style:name="P24" style:parent-style-name="Standard" style:list-style-name="LFO1" style:family="paragraph">
      <style:text-properties style:font-name-complex="Times New Roman" fo:language="da" fo:country="DK"/>
    </style:style>
    <style:style style:name="P25" style:parent-style-name="Standard" style:family="paragraph">
      <style:text-properties style:font-name-complex="Times New Roman" fo:language="da" fo:country="DK"/>
    </style:style>
    <style:style style:name="P26" style:parent-style-name="Standard" style:list-style-name="LFO1" style:family="paragraph">
      <style:text-properties style:font-name-complex="Times New Roman" fo:language="da" fo:country="DK"/>
    </style:style>
    <style:style style:name="P27" style:parent-style-name="Standard" style:list-style-name="LFO1" style:family="paragraph">
      <style:text-properties style:font-name-complex="Times New Roman" fo:language="da" fo:country="DK"/>
    </style:style>
    <style:style style:name="P28" style:parent-style-name="Standard" style:list-style-name="LFO1" style:family="paragraph">
      <style:text-properties style:font-name-complex="Times New Roman" fo:language="da" fo:country="DK"/>
    </style:style>
    <style:style style:name="P29" style:parent-style-name="Standard" style:list-style-name="LFO1" style:family="paragraph">
      <style:text-properties style:font-name-complex="Times New Roman" fo:language="da" fo:country="DK"/>
    </style:style>
    <style:style style:name="P30" style:parent-style-name="Standard" style:list-style-name="LFO1" style:family="paragraph">
      <style:text-properties style:font-name-complex="Times New Roman" fo:language="da" fo:country="DK"/>
    </style:style>
    <style:style style:name="P31" style:parent-style-name="Standard" style:family="paragraph">
      <style:text-properties style:font-name-complex="Times New Roman" fo:language="da" fo:country="DK"/>
    </style:style>
    <style:style style:name="P32" style:parent-style-name="Standard" style:family="paragraph">
      <style:text-properties style:font-name-complex="Times New Roman" fo:language="da" fo:country="DK"/>
    </style:style>
    <style:style style:name="P33" style:parent-style-name="Standard" style:family="paragraph">
      <style:text-properties style:font-name-complex="Times New Roman" fo:language="da" fo:country="DK"/>
    </style:style>
    <style:style style:name="P34" style:parent-style-name="Standard" style:family="paragraph">
      <style:text-properties style:font-name-complex="Times New Roman" fo:language="da" fo:country="DK"/>
    </style:style>
    <style:style style:name="T35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36" style:parent-style-name="Standard" style:family="paragraph">
      <style:text-properties style:font-name-complex="Times New Roman" fo:font-style="italic" style:font-style-asian="italic" fo:language="da" fo:country="DK"/>
    </style:style>
    <style:style style:name="P37" style:parent-style-name="Standard" style:family="paragraph">
      <style:text-properties style:font-name-complex="Times New Roman" fo:font-style="italic" style:font-style-asian="italic" fo:language="da" fo:country="DK"/>
    </style:style>
    <style:style style:name="P38" style:parent-style-name="Standard" style:family="paragraph">
      <style:text-properties style:font-name-complex="Times New Roman" fo:language="da" fo:country="DK"/>
    </style:style>
    <style:style style:name="P39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40" style:parent-style-name="Standard" style:family="paragraph">
      <style:text-properties style:font-name-complex="Times New Roman" fo:font-style="italic" style:font-style-asian="italic" fo:language="da" fo:country="DK"/>
    </style:style>
    <style:style style:name="P41" style:parent-style-name="Standard" style:family="paragraph">
      <style:text-properties style:font-name-complex="Times New Roman" fo:language="da" fo:country="DK"/>
    </style:style>
    <style:style style:name="P42" style:parent-style-name="Standard" style:family="paragraph">
      <style:text-properties style:font-name-complex="Times New Roman" fo:language="da" fo:country="DK"/>
    </style:style>
    <style:style style:name="P43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44" style:parent-style-name="Standard" style:family="paragraph">
      <style:text-properties style:font-name-complex="Times New Roman" fo:font-style="italic" style:font-style-asian="italic" fo:language="da" fo:country="DK"/>
    </style:style>
    <style:style style:name="P45" style:parent-style-name="Standard" style:family="paragraph">
      <style:text-properties style:font-name-complex="Times New Roman" fo:language="da" fo:country="DK"/>
    </style:style>
    <style:style style:name="P46" style:parent-style-name="Standard" style:family="paragraph">
      <style:text-properties style:font-name-complex="Times New Roman" fo:language="da" fo:country="DK"/>
    </style:style>
    <style:style style:name="T47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48" style:parent-style-name="Standard" style:family="paragraph">
      <style:text-properties style:font-name-complex="Times New Roman" fo:font-style="italic" style:font-style-asian="italic" fo:language="da" fo:country="DK"/>
    </style:style>
    <style:style style:name="P49" style:parent-style-name="Standard" style:family="paragraph">
      <style:text-properties style:font-name-complex="Times New Roman" fo:language="da" fo:country="DK"/>
    </style:style>
    <style:style style:name="P50" style:parent-style-name="Standard" style:family="paragraph">
      <style:text-properties style:font-name-complex="Times New Roman" fo:language="da" fo:country="DK"/>
    </style:style>
    <style:style style:name="P51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52" style:parent-style-name="Standard" style:family="paragraph">
      <style:text-properties style:font-name-complex="Times New Roman" fo:font-style="italic" style:font-style-asian="italic" fo:language="da" fo:country="DK"/>
    </style:style>
    <style:style style:name="P53" style:parent-style-name="Standard" style:family="paragraph">
      <style:text-properties style:font-name-complex="Times New Roman" fo:language="da" fo:country="DK"/>
    </style:style>
    <style:style style:name="T54" style:parent-style-name="Standardskrifttypeiafsnit" style:family="text">
      <style:text-properties style:font-name-complex="Times New Roman" fo:language="da" fo:country="DK"/>
    </style:style>
    <style:style style:name="T55" style:parent-style-name="Standardskrifttypeiafsnit" style:family="text">
      <style:text-properties style:font-name-complex="Times New Roman" fo:language="da" fo:country="DK"/>
    </style:style>
    <style:style style:name="T56" style:parent-style-name="Standardskrifttypeiafsnit" style:family="text">
      <style:text-properties style:font-name-complex="Times New Roman" fo:language="da" fo:country="DK"/>
    </style:style>
    <style:style style:name="P57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58" style:parent-style-name="Standard" style:family="paragraph">
      <style:text-properties style:font-name-complex="Times New Roman" fo:font-style="italic" style:font-style-asian="italic" fo:language="da" fo:country="DK"/>
    </style:style>
    <style:style style:name="P59" style:parent-style-name="Standard" style:family="paragraph">
      <style:text-properties style:font-name-complex="Times New Roman" fo:language="da" fo:country="DK"/>
    </style:style>
    <style:style style:name="P60" style:parent-style-name="Standard" style:family="paragraph">
      <style:text-properties style:font-name-complex="Times New Roman" fo:language="da" fo:country="DK"/>
    </style:style>
    <style:style style:name="P61" style:parent-style-name="Standard" style:family="paragraph">
      <style:text-properties style:font-name-complex="Times New Roman" fo:language="da" fo:country="DK"/>
    </style:style>
    <style:style style:name="P62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63" style:parent-style-name="Standard" style:family="paragraph">
      <style:text-properties style:font-name-complex="Times New Roman" fo:font-style="italic" style:font-style-asian="italic" fo:language="da" fo:country="DK"/>
    </style:style>
    <style:style style:name="P64" style:parent-style-name="Standard" style:family="paragraph">
      <style:text-properties style:font-name-complex="Times New Roman" fo:language="da" fo:country="DK"/>
    </style:style>
    <style:style style:name="T65" style:parent-style-name="Standardskrifttypeiafsnit" style:family="text">
      <style:text-properties style:font-name-complex="Times New Roman" fo:language="da" fo:country="DK"/>
    </style:style>
    <style:style style:name="T66" style:parent-style-name="Standardskrifttypeiafsnit" style:family="text">
      <style:text-properties style:font-name-complex="Times New Roman" fo:language="da" fo:country="DK"/>
    </style:style>
    <style:style style:name="T67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68" style:parent-style-name="Standard" style:family="paragraph">
      <style:text-properties style:font-name-complex="Times New Roman" fo:font-style="italic" style:font-style-asian="italic" fo:language="da" fo:country="DK"/>
    </style:style>
    <style:style style:name="P69" style:parent-style-name="Standard" style:family="paragraph">
      <style:text-properties style:font-name-complex="Times New Roman" fo:language="da" fo:country="DK"/>
    </style:style>
    <style:style style:name="P70" style:parent-style-name="Standard" style:family="paragraph">
      <style:text-properties style:font-name-complex="Times New Roman" fo:language="da" fo:country="DK"/>
    </style:style>
    <style:style style:name="P71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72" style:parent-style-name="Standard" style:family="paragraph">
      <style:text-properties style:font-name-complex="Times New Roman" fo:font-style="italic" style:font-style-asian="italic" fo:language="da" fo:country="DK"/>
    </style:style>
    <style:style style:name="P73" style:parent-style-name="Standard" style:family="paragraph">
      <style:text-properties style:font-name-complex="Times New Roman" fo:language="da" fo:country="DK"/>
    </style:style>
    <style:style style:name="P74" style:parent-style-name="Standard" style:family="paragraph">
      <style:text-properties style:font-name-complex="Times New Roman" fo:language="da" fo:country="DK"/>
    </style:style>
    <style:style style:name="P75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76" style:parent-style-name="Standard" style:family="paragraph">
      <style:text-properties style:font-name-complex="Times New Roman" fo:font-style="italic" style:font-style-asian="italic" fo:language="da" fo:country="DK"/>
    </style:style>
    <style:style style:name="P77" style:parent-style-name="Standard" style:family="paragraph">
      <style:text-properties style:font-name-complex="Times New Roman" fo:language="da" fo:country="DK"/>
    </style:style>
    <style:style style:name="P78" style:parent-style-name="Standard" style:family="paragraph">
      <style:text-properties style:font-name-complex="Times New Roman" fo:language="da" fo:country="DK"/>
    </style:style>
    <style:style style:name="P79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80" style:parent-style-name="Standard" style:family="paragraph">
      <style:text-properties style:font-name-complex="Times New Roman" fo:font-style="italic" style:font-style-asian="italic" fo:language="da" fo:country="DK"/>
    </style:style>
    <style:style style:name="P81" style:parent-style-name="Standard" style:family="paragraph">
      <style:text-properties style:font-name-complex="Times New Roman" fo:language="da" fo:country="DK"/>
    </style:style>
    <style:style style:name="P82" style:parent-style-name="Standard" style:family="paragraph">
      <style:text-properties style:font-name-complex="Times New Roman" fo:language="da" fo:country="DK"/>
    </style:style>
    <style:style style:name="P83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84" style:parent-style-name="Standard" style:family="paragraph">
      <style:text-properties style:font-name-complex="Times New Roman" fo:font-style="italic" style:font-style-asian="italic" fo:language="da" fo:country="DK"/>
    </style:style>
    <style:style style:name="P85" style:parent-style-name="Standard" style:family="paragraph">
      <style:text-properties style:font-name-complex="Times New Roman" fo:language="da" fo:country="DK"/>
    </style:style>
    <style:style style:name="P86" style:parent-style-name="Standard" style:family="paragraph">
      <style:text-properties style:font-name-complex="Times New Roman" fo:language="da" fo:country="DK"/>
    </style:style>
    <style:style style:name="P87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88" style:parent-style-name="Standard" style:family="paragraph">
      <style:text-properties style:font-name-complex="Times New Roman" fo:font-style="italic" style:font-style-asian="italic" fo:language="da" fo:country="DK"/>
    </style:style>
    <style:style style:name="P89" style:parent-style-name="Standard" style:family="paragraph">
      <style:text-properties style:font-name-complex="Times New Roman" fo:language="da" fo:country="DK"/>
    </style:style>
    <style:style style:name="P90" style:parent-style-name="Standard" style:family="paragraph">
      <style:text-properties style:font-name-complex="Times New Roman" fo:language="da" fo:country="DK"/>
    </style:style>
    <style:style style:name="P91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92" style:parent-style-name="Standard" style:family="paragraph">
      <style:text-properties style:font-name-complex="Times New Roman" fo:font-style="italic" style:font-style-asian="italic" fo:language="da" fo:country="DK"/>
    </style:style>
    <style:style style:name="P93" style:parent-style-name="Standard" style:family="paragraph">
      <style:text-properties style:font-name-complex="Times New Roman" fo:language="da" fo:country="DK"/>
    </style:style>
    <style:style style:name="P94" style:parent-style-name="Standard" style:family="paragraph">
      <style:text-properties style:font-name-complex="Times New Roman" fo:language="da" fo:country="DK"/>
    </style:style>
    <style:style style:name="P95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96" style:parent-style-name="Standard" style:family="paragraph">
      <style:text-properties style:font-name-complex="Times New Roman" fo:font-style="italic" style:font-style-asian="italic" fo:language="da" fo:country="DK"/>
    </style:style>
    <style:style style:name="P97" style:parent-style-name="Standard" style:family="paragraph">
      <style:text-properties style:font-name-complex="Times New Roman" fo:language="da" fo:country="DK"/>
    </style:style>
    <style:style style:name="P98" style:parent-style-name="Standard" style:family="paragraph">
      <style:text-properties style:font-name-complex="Times New Roman" fo:language="da" fo:country="DK"/>
    </style:style>
    <style:style style:name="P99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00" style:parent-style-name="Standard" style:family="paragraph">
      <style:text-properties style:font-name-complex="Times New Roman" fo:font-style="italic" style:font-style-asian="italic" fo:language="da" fo:country="DK"/>
    </style:style>
    <style:style style:name="P101" style:parent-style-name="Standard" style:family="paragraph">
      <style:text-properties style:font-name-complex="Times New Roman" fo:language="da" fo:country="DK"/>
    </style:style>
    <style:style style:name="P102" style:parent-style-name="Standard" style:family="paragraph">
      <style:text-properties style:font-name-complex="Times New Roman" fo:language="da" fo:country="DK"/>
    </style:style>
    <style:style style:name="P103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04" style:parent-style-name="Standard" style:family="paragraph">
      <style:text-properties style:font-name-complex="Times New Roman" fo:font-style="italic" style:font-style-asian="italic" fo:language="da" fo:country="DK"/>
    </style:style>
    <style:style style:name="P105" style:parent-style-name="Standard" style:family="paragraph">
      <style:text-properties style:font-name-complex="Times New Roman" fo:language="da" fo:country="DK"/>
    </style:style>
    <style:style style:name="T106" style:parent-style-name="Standardskrifttypeiafsnit" style:family="text">
      <style:text-properties style:font-name-complex="Times New Roman" fo:language="da" fo:country="DK"/>
    </style:style>
    <style:style style:name="P107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08" style:parent-style-name="Standard" style:family="paragraph">
      <style:text-properties style:font-name-complex="Times New Roman" fo:font-style="italic" style:font-style-asian="italic" fo:language="da" fo:country="DK"/>
    </style:style>
    <style:style style:name="P109" style:parent-style-name="Standard" style:family="paragraph">
      <style:text-properties fo:language="da" fo:country="DK"/>
    </style:style>
    <style:style style:name="P110" style:parent-style-name="Standard" style:family="paragraph">
      <style:text-properties style:font-name-complex="Times New Roman" fo:language="da" fo:country="DK"/>
    </style:style>
    <style:style style:name="P111" style:parent-style-name="Standard" style:family="paragraph">
      <style:text-properties style:font-name-complex="Times New Roman" fo:language="da" fo:country="DK"/>
    </style:style>
    <style:style style:name="P112" style:parent-style-name="Standard" style:family="paragraph">
      <style:text-properties style:font-name-complex="Times New Roman" fo:language="da" fo:country="DK"/>
    </style:style>
    <style:style style:name="T113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14" style:parent-style-name="Standard" style:family="paragraph">
      <style:text-properties style:font-name-complex="Times New Roman" fo:font-style="italic" style:font-style-asian="italic" fo:language="da" fo:country="DK"/>
    </style:style>
    <style:style style:name="P115" style:parent-style-name="Standard" style:family="paragraph">
      <style:text-properties style:font-name-complex="Times New Roman" fo:language="da" fo:country="DK"/>
    </style:style>
    <style:style style:name="P116" style:parent-style-name="Standard" style:family="paragraph">
      <style:text-properties style:font-name-complex="Times New Roman" fo:language="da" fo:country="DK"/>
    </style:style>
    <style:style style:name="T117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18" style:parent-style-name="Standard" style:family="paragraph">
      <style:text-properties style:font-name-complex="Times New Roman" fo:font-style="italic" style:font-style-asian="italic" fo:language="da" fo:country="DK"/>
    </style:style>
    <style:style style:name="P119" style:parent-style-name="Standard" style:family="paragraph">
      <style:text-properties fo:language="da" fo:country="DK"/>
    </style:style>
    <style:style style:name="P120" style:parent-style-name="Standard" style:family="paragraph">
      <style:text-properties style:font-name-complex="Times New Roman" fo:language="da" fo:country="DK"/>
    </style:style>
    <style:style style:name="T121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22" style:parent-style-name="Standard" style:family="paragraph">
      <style:text-properties style:font-name-complex="Times New Roman" fo:font-style="italic" style:font-style-asian="italic" fo:language="da" fo:country="DK"/>
    </style:style>
    <style:style style:name="P123" style:parent-style-name="Standard" style:family="paragraph">
      <style:text-properties fo:language="da" fo:country="DK"/>
    </style:style>
    <style:style style:name="T124" style:parent-style-name="Standardskrifttypeiafsnit" style:family="text">
      <style:text-properties style:font-name-complex="Times New Roman" fo:language="da" fo:country="DK"/>
    </style:style>
    <style:style style:name="T125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26" style:parent-style-name="Standard" style:family="paragraph">
      <style:text-properties style:font-name-complex="Times New Roman" fo:font-style="italic" style:font-style-asian="italic" fo:language="da" fo:country="DK"/>
    </style:style>
    <style:style style:name="P127" style:parent-style-name="Standard" style:family="paragraph">
      <style:text-properties style:font-name-complex="Times New Roman" fo:language="da" fo:country="DK"/>
    </style:style>
    <style:style style:name="P128" style:parent-style-name="Standard" style:family="paragraph">
      <style:text-properties style:font-name-complex="Times New Roman" fo:language="da" fo:country="DK"/>
    </style:style>
    <style:style style:name="T129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30" style:parent-style-name="Standard" style:family="paragraph">
      <style:text-properties style:font-name-complex="Times New Roman" fo:font-style="italic" style:font-style-asian="italic" fo:language="da" fo:country="DK"/>
    </style:style>
    <style:style style:name="P131" style:parent-style-name="Standard" style:family="paragraph">
      <style:text-properties style:font-name-complex="Times New Roman" fo:language="da" fo:country="DK"/>
    </style:style>
    <style:style style:name="P132" style:parent-style-name="Standard" style:family="paragraph">
      <style:text-properties style:font-name-complex="Times New Roman" fo:language="da" fo:country="DK"/>
    </style:style>
    <style:style style:name="T133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34" style:parent-style-name="Standard" style:family="paragraph">
      <style:text-properties style:font-name-complex="Times New Roman" fo:font-style="italic" style:font-style-asian="italic" fo:language="da" fo:country="DK"/>
    </style:style>
    <style:style style:name="P135" style:parent-style-name="Standard" style:family="paragraph">
      <style:text-properties style:font-name-complex="Times New Roman" fo:language="da" fo:country="DK"/>
    </style:style>
    <style:style style:name="P136" style:parent-style-name="Standard" style:family="paragraph">
      <style:text-properties style:font-name-complex="Times New Roman" fo:language="da" fo:country="DK"/>
    </style:style>
    <style:style style:name="P137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38" style:parent-style-name="Standard" style:family="paragraph">
      <style:text-properties style:font-name-complex="Times New Roman" fo:font-style="italic" style:font-style-asian="italic" fo:language="da" fo:country="DK"/>
    </style:style>
    <style:style style:name="P139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40" style:parent-style-name="Standard" style:family="paragraph">
      <style:text-properties style:font-name-complex="Times New Roman" fo:language="da" fo:country="DK"/>
    </style:style>
    <style:style style:name="P141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42" style:parent-style-name="Standard" style:family="paragraph">
      <style:text-properties style:font-name-complex="Times New Roman" fo:font-style="italic" style:font-style-asian="italic" fo:language="da" fo:country="DK"/>
    </style:style>
    <style:style style:name="P143" style:parent-style-name="Standard" style:family="paragraph">
      <style:text-properties style:font-name-complex="Times New Roman" fo:language="da" fo:country="DK"/>
    </style:style>
    <style:style style:name="P144" style:parent-style-name="Standard" style:family="paragraph">
      <style:text-properties style:font-name-complex="Times New Roman" fo:language="da" fo:country="DK"/>
    </style:style>
    <style:style style:name="P145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46" style:parent-style-name="Standard" style:family="paragraph">
      <style:text-properties style:font-name-complex="Times New Roman" fo:font-style="italic" style:font-style-asian="italic" fo:language="da" fo:country="DK"/>
    </style:style>
    <style:style style:name="P147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48" style:parent-style-name="Standard" style:family="paragraph">
      <style:text-properties style:font-name-complex="Times New Roman" fo:language="da" fo:country="DK"/>
    </style:style>
    <style:style style:name="P149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50" style:parent-style-name="Standard" style:family="paragraph">
      <style:text-properties style:font-name-complex="Times New Roman" fo:font-style="italic" style:font-style-asian="italic" fo:language="da" fo:country="DK"/>
    </style:style>
    <style:style style:name="P151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52" style:parent-style-name="Standard" style:family="paragraph">
      <style:text-properties style:font-name-complex="Times New Roman" fo:language="da" fo:country="DK"/>
    </style:style>
    <style:style style:name="P153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54" style:parent-style-name="Standard" style:family="paragraph">
      <style:text-properties style:font-name-complex="Times New Roman" fo:font-style="italic" style:font-style-asian="italic" fo:language="da" fo:country="DK"/>
    </style:style>
    <style:style style:name="P155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56" style:parent-style-name="Standard" style:family="paragraph">
      <style:text-properties style:font-name-complex="Times New Roman" fo:language="da" fo:country="DK"/>
    </style:style>
    <style:style style:name="P157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T158" style:parent-style-name="Standardskrifttypeiafsnit" style:family="text">
      <style:text-properties style:font-name-complex="Times New Roman" fo:font-style="italic" style:font-style-asian="italic" fo:language="da" fo:country="DK"/>
    </style:style>
    <style:style style:name="P159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60" style:parent-style-name="Standard" style:family="paragraph">
      <style:text-properties style:font-name-complex="Times New Roman" fo:language="da" fo:country="DK"/>
    </style:style>
    <style:style style:name="P161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62" style:parent-style-name="Standard" style:family="paragraph">
      <style:text-properties style:font-name-complex="Times New Roman" fo:font-style="italic" style:font-style-asian="italic" fo:language="da" fo:country="DK"/>
    </style:style>
    <style:style style:name="P163" style:parent-style-name="Standard" style:family="paragraph">
      <style:text-properties fo:language="da" fo:country="DK"/>
    </style:style>
  </office:automatic-styles>
  <office:body>
    <office:text text:use-soft-page-breaks="true">
      <text:p text:style-name="P1"/>
      <text:p text:style-name="P5">Vi har planlagt at bruge ca. 1 uge pr. Iteration. Derudover har vi løbende planlagt, hvad det er, som vi skulle lave de enkelte dage:</text:p>
      <text:p text:style-name="P6"/>
      <text:list text:style-name="LFO1" text:continue-numbering="true">
        <text:list-item>
          <text:p text:style-name="P7">Iteration(overordnet analyse) ca. 1 uge:</text:p>
        </text:list-item>
      </text:list>
      <text:list text:style-name="LFO2" text:continue-numbering="true">
        <text:list-item>
          <text:p text:style-name="P8"><text:span text:style-name="T9">UML<text:s/></text:span><text:span text:style-name="T10">klassediagram</text:span></text:p>
        </text:list-item>
        <text:list-item>
          <text:p text:style-name="P11"><text:span text:style-name="T12">Brugsmønstre</text:span></text:p>
        </text:list-item>
        <text:list-item>
          <text:p text:style-name="P13">Klasser i klassediagrammet implementeres i programmet.<text:s/></text:p>
        </text:list-item>
        <text:list-item>
          <text:p text:style-name="P14">Virksomhedsanalyse (IT i Organisation)</text:p>
        </text:list-item>
        <text:list-item>
          <text:p text:style-name="P15">Vurdere de organisatoriske fordele og ulemper ved det digitale system(IT i Organisation)</text:p>
        </text:list-item>
        <text:list-item>
          <text:p text:style-name="P16">Rapport</text:p>
        </text:list-item>
      </text:list>
      <text:p text:style-name="P17"/>
      <text:list text:style-name="LFO1" text:continue-numbering="true">
        <text:list-item>
          <text:p text:style-name="P18">Iteration(går i dybden) ca. 2 uger:<text:s/></text:p>
          <text:list text:continue-numbering="true">
            <text:list-item>
              <text:p text:style-name="P19">Uddybe klasser I klassediagram</text:p>
            </text:list-item>
            <text:list-item>
              <text:p text:style-name="P20">Beskrive de vigtigste brugsmønstre.</text:p>
            </text:list-item>
            <text:list-item>
              <text:p text:style-name="P21">GUI implementeres i programmet.</text:p>
            </text:list-item>
            <text:list-item>
              <text:p text:style-name="P22">Database oprettes.<text:s/></text:p>
            </text:list-item>
            <text:list-item>
              <text:p text:style-name="P23">Resterende del af IT i Organisation færdiggøres</text:p>
            </text:list-item>
            <text:list-item>
              <text:p text:style-name="P24">Rapport</text:p>
            </text:list-item>
          </text:list>
        </text:list-item>
      </text:list>
      <text:p text:style-name="P25"/>
      <text:list text:style-name="LFO1" text:continue-numbering="true">
        <text:list-item>
          <text:p text:style-name="P26">Iteration(færddigørelse) ca. 1 uge:</text:p>
          <text:list text:continue-numbering="true">
            <text:list-item>
              <text:p text:style-name="P27">Beskrive og færdiggøre brugsmønstrene.</text:p>
            </text:list-item>
            <text:list-item>
              <text:p text:style-name="P28">Færdiggøre klassediagram.</text:p>
            </text:list-item>
            <text:list-item>
              <text:p text:style-name="P29">Implementere det resterende i programmet samt færdiggørelse.</text:p>
            </text:list-item>
            <text:list-item>
              <text:p text:style-name="P30">Rapport færdiggørelse.</text:p>
            </text:list-item>
          </text:list>
        </text:list-item>
      </text:list>
      <text:p text:style-name="P31"/>
      <text:p text:style-name="P32">Note: Observantrollen har været påtvunget, da arbejdet har foregået over Teamviewer, og derved har vi alle deltaget i arbejdet på flere niveauer.</text:p>
      <text:p text:style-name="P33"/>
      <text:p text:style-name="P34">7/11 – Fredag: Lav Use Case og klassediagram.</text:p>
      <text:p text:style-name="Standard"><text:span text:style-name="T35">Lavet af: Andreas</text:span></text:p>
      <text:p text:style-name="P36">Observant: Jimmi &amp; Stine</text:p>
      <text:p text:style-name="P37"/>
      <text:p text:style-name="P38">8/11 – Lørdag: IT org (overfladisk).</text:p>
      <text:p text:style-name="P39">Lavet af: Stine</text:p>
      <text:p text:style-name="P40">Observant: Andreas &amp; Jimmi</text:p>
      <text:p text:style-name="P41"/>
      <text:p text:style-name="P42">9/11 – Søndag: Uddybende klasse og Use Case over opret sæson (model klasser).</text:p>
      <text:p text:style-name="P43">Lavet<text:s/>af: Andreas</text:p>
      <text:p text:style-name="P44">Observant: Jimmi &amp; Stine</text:p>
      <text:p text:style-name="P45"/>
      <text:p text:style-name="P46">10/11 – Mandag: Programmer opret sæson (model klasser).</text:p>
      <text:p text:style-name="Standard"><text:span text:style-name="T47">Lavet af: Andreas</text:span></text:p>
      <text:p text:style-name="P48">Observant: Jimmi &amp;<text:s/>Stine</text:p>
      <text:p text:style-name="P49"/>
      <text:p text:style-name="P50">11/11 – Tirsdag: Virksomhedsanalyse, uddybe fordele/ulemper.</text:p>
      <text:p text:style-name="P51">Lavet af: Stine</text:p>
      <text:p text:style-name="P52">Observant: Andreas &amp; Jimmi</text:p>
      <text:p text:style-name="P53"/>
      <text:p text:style-name="Standard"><text:span text:style-name="T54">12/11 – Onsdag: Påbegyndende rapport, Turneringsrunde klassen, kravspecifikation, vælge Use<text:s/></text:span><text:soft-page-break/><text:span text:style-name="T55">Cases til torsdag, uddybe opret sæson Use Case med<text:s/></text:span><text:span text:style-name="T56">scenarier og sekvensdiagram.</text:span></text:p>
      <text:p text:style-name="P57">Lavet af: Andreas, Jimmi &amp; Stine</text:p>
      <text:p text:style-name="P58">Observant:</text:p>
      <text:p text:style-name="P59"/>
      <text:p text:style-name="P60"/>
      <text:p text:style-name="P61">13/11 – Torsdag: uddybe Use Cases over funktioner der skal implementeres.</text:p>
      <text:p text:style-name="P62">Lavet af: Andreas, Jimmi &amp; Stine</text:p>
      <text:p text:style-name="P63">Observant:</text:p>
      <text:p text:style-name="P64"/>
      <text:p text:style-name="Standard"><text:span text:style-name="T65">14/11 – Fredag: arbejde videre med virksomhedsanalyse og Use C</text:span><text:span text:style-name="T66">ase. Implementer nogle Use Case.<text:s/></text:span><text:span text:style-name="T67">Lavet af: Andreas &amp; Stine</text:span></text:p>
      <text:p text:style-name="P68">Observant: Jimmi</text:p>
      <text:p text:style-name="P69"/>
      <text:p text:style-name="P70">15/11 – Lørdag: Implementer vis turneringsstilling og registrer kampoplysninger, Evt. beskrivelse af brugsmønstre.</text:p>
      <text:p text:style-name="P71">Lavet af: Andreas</text:p>
      <text:p text:style-name="P72">Observant: Jimmi &amp; Stine</text:p>
      <text:p text:style-name="P73"/>
      <text:p text:style-name="P74">16/11 – Søndag: fri.</text:p>
      <text:p text:style-name="P75">Lavet af:</text:p>
      <text:p text:style-name="P76">Observant:</text:p>
      <text:p text:style-name="P77"/>
      <text:p text:style-name="P78">17/11 – Mandag: Gå kontrolklasserne igennem. Lav database. Gå i gang med GUI (opret sæson).</text:p>
      <text:p text:style-name="P79">Lavet af: Andreas, Jimmi &amp; Stine</text:p>
      <text:p text:style-name="P80">Observant:</text:p>
      <text:p text:style-name="P81"/>
      <text:p text:style-name="P82">18/11 – Tirsdag: Undervisning.</text:p>
      <text:p text:style-name="P83">Lavet af:</text:p>
      <text:p text:style-name="P84">Observant: Andreas, Jimmi &amp; Stine</text:p>
      <text:p text:style-name="P85"/>
      <text:p text:style-name="P86">19/11 – Onsdag: Database – normalisering + data. Fortsæt med GUI<text:s/></text:p>
      <text:p text:style-name="P87">Lavet af: Andreas, Jimmi &amp;<text:s/>Stine</text:p>
      <text:p text:style-name="P88">Observant:</text:p>
      <text:p text:style-name="P89"/>
      <text:p text:style-name="P90">20/11 – Torsdag: Diskussion af IT org.</text:p>
      <text:p text:style-name="P91">Lavet af: Andreas, Jimmi &amp; Stine</text:p>
      <text:p text:style-name="P92">Observant:</text:p>
      <text:p text:style-name="P93"/>
      <text:p text:style-name="P94">21/11 – Fredag: Lav GUI.</text:p>
      <text:p text:style-name="P95">Lavet af: Andreas</text:p>
      <text:p text:style-name="P96">Observant: Jimmi &amp;<text:s/>Stine</text:p>
      <text:p text:style-name="P97"/>
      <text:p text:style-name="P98">22/11 – Lørdag: GUI + See, hear osv.</text:p>
      <text:p text:style-name="P99">Lavet af: Andreas, Jimmi &amp; Stine</text:p>
      <text:p text:style-name="P100">Observant:</text:p>
      <text:p text:style-name="P101"/>
      <text:p text:style-name="P102">23/11 – Søndag: fri.</text:p>
      <text:p text:style-name="P103">Lavet af:</text:p>
      <text:p text:style-name="P104">Observant:</text:p>
      <text:p text:style-name="P105"/>
      <text:p text:style-name="Standard"><text:span text:style-name="T106">24/11 – Mandag: Påbegynd handler klasser.</text:span></text:p>
      <text:soft-page-break/>
      <text:p text:style-name="P107">Lavet af: Andreas</text:p>
      <text:p text:style-name="P108">Observant: Jimmi &amp; Stine</text:p>
      <text:p text:style-name="P109"/>
      <text:p text:style-name="P110"/>
      <text:p text:style-name="P111"/>
      <text:p text:style-name="P112">25/11 – Tirsdag: virksomhedsanalyse<text:s/>færdig.</text:p>
      <text:p text:style-name="Standard"><text:span text:style-name="T113">Lavet af: Stine</text:span></text:p>
      <text:p text:style-name="P114">Observant: Andreas &amp; Jimmi</text:p>
      <text:p text:style-name="P115"/>
      <text:p text:style-name="P116">26/11 – Onsdag: Registrere begivenheder + lukke for registrering efter kamp + sortere efter hold + ændring af IP, port, DB navn, brugernavn og kode i DB + Udtræk turneringsstilling.</text:p>
      <text:p text:style-name="Standard"><text:span text:style-name="T117">Lavet af: Andreas</text:span></text:p>
      <text:p text:style-name="P118">Observant: Jimmi &amp; Stine</text:p>
      <text:p text:style-name="P119"/>
      <text:p text:style-name="P120">27/11 – Torsdag: Design model, Brugsmønster og opdatere klassediagram.<text:s/></text:p>
      <text:p text:style-name="Standard"><text:span text:style-name="T121">Lavet af: Andreas &amp; Stine</text:span></text:p>
      <text:p text:style-name="P122">Observant: Jimmi</text:p>
      <text:p text:style-name="P123"/>
      <text:p text:style-name="Standard"><text:span text:style-name="T124">28/11 – Fredag: UML prog. + Udtræk kamprapport + Kamp rapport (skal kunne beregne score).<text:s/></text:span><text:span text:style-name="T125">Lavet af: Andreas</text:span></text:p>
      <text:p text:style-name="P126">Observant: Jimmi &amp; Stine</text:p>
      <text:p text:style-name="P127"/>
      <text:p text:style-name="P128">29/11 + 30/11 – Lørdag + Søndag: Skrivning på handler.<text:s/></text:p>
      <text:p text:style-name="Standard"><text:span text:style-name="T129">Lavet af: Andreas</text:span></text:p>
      <text:p text:style-name="P130">Observant:</text:p>
      <text:p text:style-name="P131"/>
      <text:p text:style-name="P132">1/12 – Mandag: Rapport skrivning + retning af tidsplan + opret sæson.<text:s/></text:p>
      <text:p text:style-name="Standard"><text:span text:style-name="T133">Lavet af: Andreas, Jimmi &amp; Stine</text:span></text:p>
      <text:p text:style-name="P134">Observant:</text:p>
      <text:p text:style-name="P135"/>
      <text:p text:style-name="P136">2/12 – Tirsdag: Skrevet indledning<text:s/>af systemudvikling og programmering, samt lavet søgefunktion og færdiggjort opret sæson.</text:p>
      <text:p text:style-name="P137">Lavet af: Andreas &amp; Stine</text:p>
      <text:p text:style-name="P138">Observant:</text:p>
      <text:p text:style-name="P139"/>
      <text:p text:style-name="P140">3/12 – Onsdag: Skrevet database afsnit i rapport, skrevet konklusion i IT i Organisation, påbegynd systemudviklings afsnit i rapport</text:p>
      <text:p text:style-name="P141">Lavet af: Andreas og Stine</text:p>
      <text:p text:style-name="P142">Observant: Jimmi</text:p>
      <text:p text:style-name="P143"/>
      <text:p text:style-name="P144">4/12 – Torsdag: Programbeskrivelse og exceptionhandling i programmering, systemudviklings afsnit videre skrives.<text:s/></text:p>
      <text:p text:style-name="P145">Lavet af: Andreas, Stine og Jimmi</text:p>
      <text:p text:style-name="P146">Observant:</text:p>
      <text:p text:style-name="P147"/>
      <text:p text:style-name="P148">5/12 – Fredag: Programmeringsrapport.</text:p>
      <text:p text:style-name="P149">Lavet<text:s/>af: Andreas</text:p>
      <text:p text:style-name="P150">Observant: Jimmi</text:p>
      <text:p text:style-name="P151"/>
      <text:p text:style-name="P152">6/12 – Lørdag: Skrevet Programmeringsdelen færdig i rapport.<text:s/></text:p>
      <text:p text:style-name="P153">Lavet af:<text:s/>Stine &amp; Andreas</text:p>
      <text:soft-page-break/>
      <text:p text:style-name="P154">Observant:</text:p>
      <text:p text:style-name="P155"/>
      <text:p text:style-name="P156">7/12 – Søndag: Test og retning af rapport</text:p>
      <text:p text:style-name="P157">Lavet af:</text:p>
      <text:p text:style-name="Standard"><text:span text:style-name="T158">Observant:</text:span></text:p>
      <text:p text:style-name="P159"/>
      <text:p text:style-name="P160">8/12 – Mandag: Aflevering af semester projekt</text:p>
      <text:p text:style-name="P161">Lavet af:</text:p>
      <text:p text:style-name="P162">Observant:</text:p>
      <text:p text:style-name="P1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Opstilling" style:display-name="Opstilling" style:family="paragraph" style:parent-style-name="Textbody">
      <style:text-properties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0" style:display-name="p0" style:family="paragraph" style:parent-style-name="Standard">
      <style:paragraph-properties fo:line-height="110%"/>
      <style:text-properties style:font-name="Calibri" style:font-name-complex="Calibri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idehoved" style:display-name="Sidehoved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size-complex="10.5pt" fo:hyphenate="false"/>
    </style:style>
    <style:style style:name="SidehovedTegn" style:display-name="Sidehoved Tegn" style:family="text" style:parent-style-name="Standardskrifttypeiafsnit">
      <style:text-properties style:font-size-complex="10.5pt"/>
    </style:style>
    <style:style style:name="Sidefod" style:display-name="Sidefod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size-complex="10.5pt" fo:hyphenate="false"/>
    </style:style>
    <style:style style:name="SidefodTegn" style:display-name="Sidefod Tegn" style:family="text" style:parent-style-name="Standardskrifttypeiafsni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Standard" style:family="paragraph">
      <style:paragraph-properties fo:text-align="center"/>
      <style:text-properties fo:language="da" fo:country="DK"/>
    </style:style>
    <style:style style:name="P3" style:parent-style-name="Standard" style:family="paragraph">
      <style:paragraph-properties fo:text-align="center"/>
      <style:text-properties fo:language="da" fo:country="DK"/>
    </style:style>
    <style:style style:name="P4" style:parent-style-name="Sidefo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Planlægning af 1. semester opgave:</text:p>
        <text:p text:style-name="P3">Grp. Andreas, Jimmi &amp; Stine</text:p>
      </style:header>
      <style:footer>
        <text:p text:style-name="P4"><text:page-number text:fixed="false">1</text:page-number></text:p>
        <text:p text:style-name="Sidefo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tine Knarkegaard Andersen</meta:initial-creator>
    <dc:creator>Stine Andersen</dc:creator>
    <meta:creation-date>2014-11-06T13:03:00Z</meta:creation-date>
    <dc:date>2014-12-06T10:14:00Z</dc:date>
    <meta:template xlink:href="Normal" xlink:type="simple"/>
    <meta:editing-cycles>21</meta:editing-cycles>
    <meta:editing-duration>PT34320S</meta:editing-duration>
    <meta:document-statistic meta:page-count="4" meta:paragraph-count="56" meta:word-count="684" meta:character-count="4329" meta:row-count="88" meta:non-whitespace-character-count="3701"/>
  </office:meta>
</office:document-meta>
</file>